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Footnote">
      <style:paragraph-properties style:page-number="auto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4" style:family="paragraph" style:parent-style-name="Heading_20_1">
      <style:text-properties fo:font-size="18pt" style:font-size-asian="18pt" style:font-size-complex="18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Instruction Manual </text:p>
      <text:p text:style-name="P1"><text:tab/><text:tab/><text:tab/><text:tab/> <text:s/>of Cosmogravity </text:p>
      <text:p text:style-name="P1"><text:tab/><text:tab/><text:tab/><text:tab/><text:tab/> <text:s/>application</text:p>
      <text:p text:style-name="P2"><text:tab/><text:tab/><text:tab/><text:tab/>Version 201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P2"/>
      <text:p text:style-name="P2"/>
      <text:table-of-content text:style-name="Sect1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5">1) Licence<text:tab/>3</text:p>
          <text:p text:style-name="P5">2) Navigation<text:tab/>3</text:p>
          <text:p text:style-name="P6"><text:s text:c="7"/>a) Desktop<text:tab/>3</text:p>
          <text:p text:style-name="P6"><text:s text:c="7"/>b) Mobile<text:tab/>3</text:p>
          <text:p text:style-name="P5">3) Universe<text:tab/>3</text:p>
          <text:p text:style-name="P6"><text:s/>a) Desktop<text:tab/>3</text:p>
          <text:p text:style-name="P7"><text:s text:c="2"/>i) Simulation<text:tab/>3</text:p>
          <text:p text:style-name="P7"><text:s text:c="2"/>ii) Parameters<text:tab/>3</text:p>
          <text:p text:style-name="P7"><text:s text:c="2"/>iii) Adjunct computation<text:tab/>3</text:p>
          <text:p text:style-name="P6"><text:s/>b) Mobile<text:tab/>3</text:p>
          <text:p text:style-name="P7"><text:s text:c="2"/>i) Simulation<text:tab/>3</text:p>
          <text:p text:style-name="P5">4) Trajectories<text:tab/>3</text:p>
          <text:p text:style-name="P6"><text:s/>a) Desktop<text:tab/>4</text:p>
          <text:p text:style-name="P6"><text:s/>b) Mobile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1">1) Licence</text:h>
      <text:p text:style-name="Text_20_body"><text:span text:style-name="T2"><text:tab/>This application is under licence</text:span></text:p>
      <text:h text:style-name="Heading_20_1" text:outline-level="1">2) Navigation</text:h>
      <text:h text:style-name="Heading_20_2" text:outline-level="2"><text:s text:c="7"/>a) Desktop</text:h>
      <text:h text:style-name="Heading_20_2" text:outline-level="2"><text:s text:c="7"/>b) Mobile</text:h>
      <text:h text:style-name="Heading_20_1" text:outline-level="1">3) Universe</text:h>
      <text:h text:style-name="Heading_20_2" text:outline-level="2"><text:tab/>a) Desktop</text:h>
      <text:h text:style-name="Heading_20_3" text:outline-level="3"><text:tab/><text:tab/>i) Simulation</text:h>
      <text:h text:style-name="Heading_20_3" text:outline-level="3"><text:tab/><text:tab/>ii) Parameters</text:h>
      <text:h text:style-name="Heading_20_3" text:outline-level="3"><text:tab/><text:tab/>iii) Adjunct computation</text:h>
      <text:h text:style-name="Heading_20_2" text:outline-level="2"><text:tab/>b) Mobile</text:h>
      <text:h text:style-name="Heading_20_3" text:outline-level="3"><text:tab/><text:tab/>i) Simulation</text:h>
      <text:p text:style-name="P2"/>
      <text:h text:style-name="Heading_20_1" text:outline-level="1"><text:soft-page-break/>4) Trajectories</text:h>
      <text:p text:style-name="P2"/>
      <text:h text:style-name="Heading_20_2" text:outline-level="2"><text:tab/>a) Desktop</text:h>
      <text:h text:style-name="Heading_20_2" text:outline-level="2"><text:tab/>b) Mobile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Cosmogravity 2017<text:tab/><text:tab/>Instruction Manual</text:p>
      </style:header>
      <style:footer>
        <text:p text:style-name="Footer"><text:tab/><text:tab/><text:span text:style-name="MT1"><text:page-number text:select-page="current">2</text:page-number></text:span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yliss d</meta:initial-creator>
    <meta:creation-date>2017-04-13T16:59:14.75</meta:creation-date>
    <dc:date>2017-04-13T18:16:24.23</dc:date>
    <dc:creator>hyliss d</dc:creator>
    <meta:editing-duration>PT55M</meta:editing-duration>
    <meta:editing-cycles>16</meta:editing-cycles>
    <meta:generator>OpenOffice/4.1.3$Win32 OpenOffice.org_project/413m1$Build-9783</meta:generator>
    <meta:printed-by>hyliss d</meta:printed-by>
    <meta:print-date>2017-04-13T18:11:05.63</meta:print-date>
    <meta:document-statistic meta:table-count="0" meta:image-count="0" meta:object-count="0" meta:page-count="5" meta:paragraph-count="38" meta:word-count="91" meta:character-count="587"/>
  </office:meta>
</office:document-meta>
</file>